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4.895cm" table:align="left"/>
    </style:style>
    <style:style style:name="Tabela1.A" style:family="table-column">
      <style:table-column-properties style:column-width="4.895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35d14" officeooo:paragraph-rsid="00035d14"/>
    </style:style>
    <style:style style:name="P2" style:family="paragraph" style:parent-style-name="Standard">
      <style:text-properties officeooo:rsid="0005931a" officeooo:paragraph-rsid="0005931a"/>
    </style:style>
    <style:style style:name="P3" style:family="paragraph" style:parent-style-name="Standard">
      <style:text-properties officeooo:rsid="000671cf" officeooo:paragraph-rsid="000671cf"/>
    </style:style>
    <style:style style:name="P4" style:family="paragraph" style:parent-style-name="Standard">
      <style:text-properties officeooo:rsid="0006fc22" officeooo:paragraph-rsid="0006fc22"/>
    </style:style>
    <style:style style:name="P5" style:family="paragraph" style:parent-style-name="Standard">
      <style:text-properties officeooo:rsid="000855e3" officeooo:paragraph-rsid="000855e3"/>
    </style:style>
    <style:style style:name="P6" style:family="paragraph" style:parent-style-name="Standard">
      <style:text-properties officeooo:rsid="000a3fcd" officeooo:paragraph-rsid="000a3fcd"/>
    </style:style>
    <style:style style:name="P7" style:family="paragraph" style:parent-style-name="Standard">
      <style:text-properties officeooo:rsid="000ab5db" officeooo:paragraph-rsid="000ab5db"/>
    </style:style>
    <style:style style:name="P8" style:family="paragraph" style:parent-style-name="Standard">
      <style:text-properties style:text-underline-style="solid" style:text-underline-width="auto" style:text-underline-color="font-color" officeooo:rsid="000ab5db" officeooo:paragraph-rsid="000ab5db"/>
    </style:style>
    <style:style style:name="P9" style:family="paragraph" style:parent-style-name="Standard">
      <style:text-properties style:text-underline-style="solid" style:text-underline-width="auto" style:text-underline-color="font-color" officeooo:rsid="000b17c0" officeooo:paragraph-rsid="000b17c0"/>
    </style:style>
    <style:style style:name="P10" style:family="paragraph" style:parent-style-name="Standard">
      <style:text-properties style:text-underline-style="solid" style:text-underline-width="auto" style:text-underline-color="font-color" officeooo:rsid="000c66e3" officeooo:paragraph-rsid="000c66e3"/>
    </style:style>
    <style:style style:name="P11" style:family="paragraph" style:parent-style-name="Standard">
      <style:text-properties style:text-underline-style="none" officeooo:rsid="00101278" officeooo:paragraph-rsid="00101278"/>
    </style:style>
    <style:style style:name="P12" style:family="paragraph" style:parent-style-name="Standard">
      <style:text-properties style:text-underline-style="none" officeooo:rsid="00101278" officeooo:paragraph-rsid="00156fb0"/>
    </style:style>
    <style:style style:name="P13" style:family="paragraph" style:parent-style-name="Standard">
      <style:text-properties style:text-underline-style="none" officeooo:rsid="000ab5db" officeooo:paragraph-rsid="000ab5db"/>
    </style:style>
    <style:style style:name="P14" style:family="paragraph" style:parent-style-name="Standard">
      <style:text-properties style:text-underline-style="none" officeooo:rsid="000b17c0" officeooo:paragraph-rsid="000b17c0"/>
    </style:style>
    <style:style style:name="P15" style:family="paragraph" style:parent-style-name="Standard">
      <style:text-properties style:text-underline-style="none" officeooo:rsid="000c66e3" officeooo:paragraph-rsid="000c66e3"/>
    </style:style>
    <style:style style:name="P16" style:family="paragraph" style:parent-style-name="Standard">
      <style:text-properties style:text-underline-style="none" officeooo:rsid="000d69ab" officeooo:paragraph-rsid="000d69ab"/>
    </style:style>
    <style:style style:name="P17" style:family="paragraph" style:parent-style-name="Standard">
      <style:text-properties style:text-underline-style="none" officeooo:rsid="000e128d" officeooo:paragraph-rsid="000e128d"/>
    </style:style>
    <style:style style:name="P18" style:family="paragraph" style:parent-style-name="Standard">
      <style:text-properties style:text-underline-style="none" officeooo:rsid="00156fb0" officeooo:paragraph-rsid="00156fb0"/>
    </style:style>
    <style:style style:name="P19" style:family="paragraph" style:parent-style-name="Standard">
      <style:text-properties style:text-underline-style="none" officeooo:rsid="0016eac2" officeooo:paragraph-rsid="0016eac2"/>
    </style:style>
    <style:style style:name="P20" style:family="paragraph" style:parent-style-name="Standard">
      <style:text-properties style:text-underline-style="none" fo:font-weight="bold" officeooo:rsid="0016eac2" officeooo:paragraph-rsid="0016eac2" style:font-weight-asian="bold" style:font-weight-complex="bold"/>
    </style:style>
    <style:style style:name="P21" style:family="paragraph" style:parent-style-name="Standard">
      <style:text-properties style:text-underline-style="none" officeooo:rsid="00197490" officeooo:paragraph-rsid="00197490"/>
    </style:style>
    <style:style style:name="P22" style:family="paragraph" style:parent-style-name="Standard">
      <style:text-properties style:text-underline-style="none" officeooo:rsid="00138bf0" officeooo:paragraph-rsid="00156fb0"/>
    </style:style>
    <style:style style:name="P23" style:family="paragraph" style:parent-style-name="Preformatted_20_Text">
      <style:text-properties style:text-underline-style="none" officeooo:rsid="000e128d" officeooo:paragraph-rsid="000e128d"/>
    </style:style>
    <style:style style:name="P24" style:family="paragraph" style:parent-style-name="Preformatted_20_Text">
      <style:text-properties style:text-underline-style="none" officeooo:rsid="00101278" officeooo:paragraph-rsid="00101278"/>
    </style:style>
    <style:style style:name="P25" style:family="paragraph" style:parent-style-name="Preformatted_20_Text">
      <style:text-properties style:text-underline-style="none" officeooo:rsid="00156fb0" officeooo:paragraph-rsid="00156fb0"/>
    </style:style>
    <style:style style:name="P26" style:family="paragraph" style:parent-style-name="Preformatted_20_Text">
      <style:text-properties style:text-underline-style="none" officeooo:rsid="00156fb0" officeooo:paragraph-rsid="00156fb0" fo:background-color="#ffff99"/>
    </style:style>
    <style:style style:name="P27" style:family="paragraph" style:parent-style-name="Preformatted_20_Text">
      <style:text-properties style:text-underline-style="none" officeooo:rsid="0016eac2" officeooo:paragraph-rsid="0016eac2"/>
    </style:style>
    <style:style style:name="P28" style:family="paragraph" style:parent-style-name="Preformatted_20_Text">
      <style:text-properties officeooo:rsid="001a1ad6" officeooo:paragraph-rsid="001b4487"/>
    </style:style>
    <style:style style:name="P29" style:family="paragraph" style:parent-style-name="Preformatted_20_Text">
      <style:text-properties officeooo:rsid="001d45e6" officeooo:paragraph-rsid="001d45e6"/>
    </style:style>
    <style:style style:name="P30" style:family="paragraph" style:parent-style-name="Preformatted_20_Text">
      <style:paragraph-properties fo:margin-top="0cm" fo:margin-bottom="0.499cm" loext:contextual-spacing="false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rsid="00156fb0" officeooo:paragraph-rsid="00156fb0"/>
    </style:style>
    <style:style style:name="P32" style:family="paragraph" style:parent-style-name="Text_20_body">
      <style:text-properties officeooo:rsid="00197490" officeooo:paragraph-rsid="00197490"/>
    </style:style>
    <style:style style:name="P33" style:family="paragraph" style:parent-style-name="Text_20_body">
      <style:text-properties officeooo:rsid="00197490" officeooo:paragraph-rsid="001a1ad6"/>
    </style:style>
    <style:style style:name="P34" style:family="paragraph" style:parent-style-name="Text_20_body">
      <style:text-properties fo:font-weight="bold" officeooo:rsid="00197490" officeooo:paragraph-rsid="00197490" style:font-weight-asian="bold" style:font-weight-complex="bold"/>
    </style:style>
    <style:style style:name="P35" style:family="paragraph" style:parent-style-name="Text_20_body">
      <style:text-properties officeooo:rsid="001a1ad6" officeooo:paragraph-rsid="001a1ad6"/>
    </style:style>
    <style:style style:name="P36" style:family="paragraph" style:parent-style-name="Text_20_body">
      <style:text-properties officeooo:rsid="001a1ad6" officeooo:paragraph-rsid="001b4487"/>
    </style:style>
    <style:style style:name="P37" style:family="paragraph" style:parent-style-name="Text_20_body">
      <style:text-properties officeooo:rsid="001a1ad6" officeooo:paragraph-rsid="001bc772"/>
    </style:style>
    <style:style style:name="P38" style:family="paragraph" style:parent-style-name="Text_20_body">
      <style:text-properties officeooo:rsid="001bc772" officeooo:paragraph-rsid="001bc772"/>
    </style:style>
    <style:style style:name="P39" style:family="paragraph" style:parent-style-name="Text_20_body">
      <style:text-properties officeooo:rsid="001d45e6" officeooo:paragraph-rsid="001d45e6"/>
    </style:style>
    <style:style style:name="P40" style:family="paragraph" style:parent-style-name="Text_20_body">
      <style:text-properties officeooo:rsid="001e2c73" officeooo:paragraph-rsid="001e2c73"/>
    </style:style>
    <style:style style:name="P41" style:family="paragraph" style:parent-style-name="Text_20_body">
      <style:text-properties officeooo:rsid="001b4487" officeooo:paragraph-rsid="001b4487"/>
    </style:style>
    <style:style style:name="P42" style:family="paragraph" style:parent-style-name="Text_20_body">
      <style:text-properties officeooo:rsid="0023682d" officeooo:paragraph-rsid="0023682d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rsid="001e2c73" officeooo:paragraph-rsid="00246b9a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officeooo:paragraph-rsid="00246b9a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246b9a" style:font-size-asian="10pt" style:font-name-complex="Times New Roman1" style:font-size-complex="10pt"/>
    </style:style>
    <style:style style:name="P46" style:family="paragraph" style:parent-style-name="Standard">
      <style:paragraph-properties fo:margin-top="0cm" fo:margin-bottom="0.212cm" loext:contextual-spacing="false" fo:line-height="100%"/>
      <style:text-properties officeooo:paragraph-rsid="00246b9a"/>
    </style:style>
    <style:style style:name="P47" style:family="paragraph" style:parent-style-name="Standard">
      <style:paragraph-properties fo:margin-top="0cm" fo:margin-bottom="0.212cm" loext:contextual-spacing="false" fo:line-height="100%"/>
      <style:text-properties style:font-name="Times New Roman" fo:font-size="10pt" officeooo:paragraph-rsid="00246b9a" style:font-size-asian="10pt" style:font-name-complex="Times New Roman1" style:font-size-complex="10pt"/>
    </style:style>
    <style:style style:name="P48" style:family="paragraph" style:parent-style-name="Standard" style:master-page-name="Standard">
      <style:paragraph-properties fo:margin-top="0cm" fo:margin-bottom="0.212cm" loext:contextual-spacing="false" fo:line-height="100%" style:page-number="auto"/>
      <style:text-properties officeooo:paragraph-rsid="00246b9a"/>
    </style:style>
    <style:style style:name="P49" style:family="paragraph" style:parent-style-name="Text_20_body">
      <style:text-properties officeooo:rsid="001e2c73" officeooo:paragraph-rsid="001e2c73"/>
    </style:style>
    <style:style style:name="P50" style:family="paragraph" style:parent-style-name="Text_20_body">
      <style:text-properties officeooo:rsid="00237770" officeooo:paragraph-rsid="00237770"/>
    </style:style>
    <style:style style:name="P51" style:family="paragraph" style:parent-style-name="Text_20_body">
      <style:text-properties officeooo:rsid="00246b9a" officeooo:paragraph-rsid="00246b9a"/>
    </style:style>
    <style:style style:name="P52" style:family="paragraph" style:parent-style-name="Text_20_body">
      <style:text-properties officeooo:rsid="0025826e" officeooo:paragraph-rsid="0025826e"/>
    </style:style>
    <style:style style:name="P53" style:family="paragraph" style:parent-style-name="Text_20_body">
      <style:text-properties officeooo:rsid="00281436" officeooo:paragraph-rsid="00281436"/>
    </style:style>
    <style:style style:name="P54" style:family="paragraph" style:parent-style-name="Preformatted_20_Text">
      <style:text-properties officeooo:rsid="00246b9a" officeooo:paragraph-rsid="00246b9a" fo:background-color="#ffff00"/>
    </style:style>
    <style:style style:name="P55" style:family="paragraph" style:parent-style-name="Preformatted_20_Text">
      <style:text-properties officeooo:rsid="0025826e" officeooo:paragraph-rsid="0025826e"/>
    </style:style>
    <style:style style:name="P56" style:family="paragraph" style:parent-style-name="Preformatted_20_Text">
      <style:paragraph-properties fo:margin-top="0cm" fo:margin-bottom="0.499cm" loext:contextual-spacing="false"/>
    </style:style>
    <style:style style:name="P57" style:family="paragraph" style:parent-style-name="Preformatted_20_Text">
      <style:paragraph-properties fo:margin-top="0cm" fo:margin-bottom="0.499cm" loext:contextual-spacing="false"/>
      <style:text-properties fo:background-color="#ffff00"/>
    </style:style>
    <style:style style:name="T1" style:family="text">
      <style:text-properties officeooo:rsid="0004bd1e"/>
    </style:style>
    <style:style style:name="T2" style:family="text">
      <style:text-properties officeooo:rsid="000671cf"/>
    </style:style>
    <style:style style:name="T3" style:family="text">
      <style:text-properties officeooo:rsid="0006fc22"/>
    </style:style>
    <style:style style:name="T4" style:family="text">
      <style:text-properties officeooo:rsid="000a3fcd"/>
    </style:style>
    <style:style style:name="T5" style:family="text">
      <style:text-properties officeooo:rsid="000ab5d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1278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00ccff" loext:char-shading-value="0"/>
    </style:style>
    <style:style style:name="T10" style:family="text">
      <style:text-properties fo:background-color="#00ff66" loext:char-shading-value="0"/>
    </style:style>
    <style:style style:name="T11" style:family="text">
      <style:text-properties fo:background-color="#cccccc" loext:char-shading-value="0"/>
    </style:style>
    <style:style style:name="T12" style:family="text">
      <style:text-properties fo:background-color="#99ff33" loext:char-shading-value="0"/>
    </style:style>
    <style:style style:name="T13" style:family="text">
      <style:text-properties fo:background-color="#ff6600" loext:char-shading-value="0"/>
    </style:style>
    <style:style style:name="T14" style:family="text">
      <style:text-properties fo:background-color="#ff6600" loext:char-shading-value="0"/>
    </style:style>
    <style:style style:name="T15" style:family="text">
      <style:text-properties fo:background-color="#cc0066" loext:char-shading-value="0"/>
    </style:style>
    <style:style style:name="T16" style:family="text">
      <style:text-properties fo:background-color="#ffcc00" loext:char-shading-value="0"/>
    </style:style>
    <style:style style:name="T17" style:family="text">
      <style:text-properties officeooo:rsid="00156fb0" fo:background-color="#ffcc00" loext:char-shading-value="0"/>
    </style:style>
    <style:style style:name="T18" style:family="text">
      <style:text-properties officeooo:rsid="0011c475"/>
    </style:style>
    <style:style style:name="T19" style:family="text">
      <style:text-properties officeooo:rsid="00138bf0"/>
    </style:style>
    <style:style style:name="T20" style:family="text">
      <style:text-properties fo:background-color="#ffff99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a1ad6" style:font-weight-asian="bold" style:font-weight-complex="bold"/>
    </style:style>
    <style:style style:name="T24" style:family="text">
      <style:text-properties officeooo:rsid="00183c82"/>
    </style:style>
    <style:style style:name="T25" style:family="text">
      <style:text-properties officeooo:rsid="001a1ad6"/>
    </style:style>
    <style:style style:name="T26" style:family="text">
      <style:text-properties fo:background-color="#ff3333" loext:char-shading-value="0"/>
    </style:style>
    <style:style style:name="T27" style:family="text">
      <style:text-properties officeooo:rsid="001bc772" fo:background-color="#ff3333" loext:char-shading-value="0"/>
    </style:style>
    <style:style style:name="T28" style:family="text">
      <style:text-properties officeooo:rsid="001bc772"/>
    </style:style>
    <style:style style:name="T29" style:family="text">
      <style:text-properties officeooo:rsid="001d45e6"/>
    </style:style>
    <style:style style:name="T30" style:family="text">
      <style:text-properties officeooo:rsid="001e2c73"/>
    </style:style>
    <style:style style:name="T31" style:family="text">
      <style:text-properties officeooo:rsid="002179b9"/>
    </style:style>
    <style:style style:name="T32" style:family="text">
      <style:text-properties officeooo:rsid="0023682d"/>
    </style:style>
    <style:style style:name="T33" style:family="text">
      <style:text-properties style:font-name="Times New Roman" fo:font-size="10pt" style:font-size-asian="10pt" style:font-name-complex="Times New Roman1" style:font-size-complex="10pt"/>
    </style:style>
    <style:style style:name="T34" style:family="text">
      <style:text-properties style:font-name="Times New Roman" fo:font-size="10pt" style:font-size-asian="10pt" style:font-name-complex="Times New Roman1" style:font-size-complex="10pt" fo:background-color="#ffff00"/>
    </style:style>
    <style:style style:name="T35" style:family="text">
      <style:text-properties style:font-name="Times New Roman" fo:font-size="10pt" style:font-size-asian="10pt" style:font-name-complex="Times New Roman1" style:font-size-complex="10pt" fo:background-color="#ff0000"/>
    </style:style>
    <style:style style:name="T36" style:family="text">
      <style:text-properties officeooo:rsid="0025826e"/>
    </style:style>
    <style:style style:name="T37" style:family="text">
      <style:text-properties fo:background-color="#00cc33" loext:char-shading-value="0"/>
    </style:style>
    <style:style style:name="T38" style:family="text">
      <style:text-properties fo:background-color="#00cc33" loext:char-shading-value="0"/>
    </style:style>
    <style:style style:name="T39" style:family="text">
      <style:text-properties officeooo:rsid="0026d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hcąc nadpisać wersję django po prostu instalujemy w projekcie nową wersję (inna wersję).</text:p>
      <text:p text:style-name="P1">Django automatycznie odinstaluje poprzednią wersję.</text:p>
      <text:p text:style-name="P1">2. nazywaj projekt Django (createproject) ‘src’ dopiero wewnątrz nazywaj go po swojemu <text:span text:style-name="T2">(zamiast ‘mysite). Startapp normalnie. Czyli:</text:span></text:p>
      <text:p text:style-name="P3">ProjektDjango</text:p>
      <text:p text:style-name="P3"><text:tab/>src</text:p>
      <text:p text:style-name="P3"><text:tab/><text:tab/>projektdjango</text:p>
      <text:p text:style-name="P1">3. standardowa baza danych (domyśla) django nie jest do końca bezpieczna (w sensie można ją łatwo skopiować) lepsze są <text:span text:style-name="T1">MY</text:span>SQL albo postg<text:span text:style-name="T1">r</text:span>e<text:span text:style-name="T1">SQL</text:span></text:p>
      <text:p text:style-name="P2">4. bitly.com</text:p>
      <text:p text:style-name="P2">do skracania adresów url. Skraca ale nie mamy nad tym kontroli</text:p>
      <text:p text:style-name="P2">5. <text:span text:style-name="T3">models.py służy do zarządzania bazą danych. Modele wbudowane albo tworzymy nowe. Rejestrujemy w admin.pl</text:span></text:p>
      <text:p text:style-name="P4">6. dobry interpreter SublimeText</text:p>
      <text:p text:style-name="P5">7. dobra lekcja 11. Model to jak tabela w excelu. Każda kolejna pozycja (np. CharField) to kolejna kolumna. Dodając pozycję do starego modelu Django podczas migracji wyrzyca nam błąd i mówi, że ‘okej wiem co robić w tej drugiej kolumnie ale jakie wartości przypasować już dla instniejących wierszy (jak w excelu), bo wartość domyślan to null=False. Tutaj są dwie opcje:</text:p>
      <text:p text:style-name="P5">albo </text:p>
      <text:p text:style-name="P5">dajemy, że null=True (ok, to zostaw po prostu puste)</text:p>
      <text:p text:style-name="P5">albo </text:p>
      <text:p text:style-name="P5">w terminalu dajemy opcję ‘1’ czyli napisz jaką warością zastąpić, wpisujemy tą wartość i ta warość staje się domyślna dla <text:span text:style-name="T4">pustych poprzednich pól. </text:span></text:p>
      <text:p text:style-name="P6">8. w models.py CharFields (unique=True). Ta pozycja musi być unikatowa</text:p>
      <text:p text:style-name="P6">9. DateTimefields (auto_now = True) automatycznie podaje czas oststniej zmiany w wierszu</text:p>
      <text:p text:style-name="P6">DateTimeField (auto_now_add = True) data dodania, niezmienna</text:p>
      <text:p text:style-name="P6">10. <text:span text:style-name="T5">Ważne!</text:span></text:p>
      <text:p text:style-name="P7">Zamiast tego co w punkcie 11 można po prostu wykasować bazę danych i historie czyli skasować:</text:p>
      <text:p text:style-name="P8"><text:span text:style-name="T6">migrations → </text:span>__<text:span text:style-name="T6">pycache__ → 0001…. 0002 itd.</text:span></text:p>
      <text:p text:style-name="P13">oraz</text:p>
      <text:p text:style-name="P13">myapp → db.sqlite2 </text:p>
      <text:p text:style-name="P13">i później po prostu wszystko importujemy od nowa</text:p>
      <text:p text:style-name="P13">python manage.py makemigrations</text:p>
      <text:p text:style-name="P13">python manage.py migrate</text:p>
      <text:p text:style-name="P13">python manage.py createsuperuser – to jest potrzebne bo przeciez skasowaliśmy bazę danych, czyli de facto konto admina w którym mdele żyją. W tym koncie są te tabelki excela więc jak kasujemy tabele to nie ma też konta admina.</text:p>
      <text:p text:style-name="P14">To jest oczywiście tylko do testowania lokalnego, kiedy strona nie jest na serwerze i w bazie danych nie ma czegoś istotnego.</text:p>
      <text:p text:style-name="P13">11. możemy otwierać dwa terminale jeden niech chodzi jako (runserver)</text:p>
      <text:p text:style-name="P14">12. QuerySet</text:p>
      <text:p text:style-name="P14">modyfikacja modelu w terminalu</text:p>
      <text:p text:style-name="P14">a) Python:</text:p>
      <text:p text:style-name="P9"><text:span text:style-name="T6">python </text:span><text:span text:style-name="T7">manage.py </text:span><text:span text:style-name="T6">shell</text:span></text:p>
      <text:p text:style-name="P15">NazwaModelu.objects.all()</text:p>
      <text:p text:style-name="P15">new_obj = NazwaModelu()<text:tab/><text:tab/><text:tab/>torzymy nowa pozycję (wiersz w tabeli)</text:p>
      <text:p text:style-name="P10"><text:span text:style-name="T6">new_obj.url = ‘</text:span><text:a xlink:type="simple" xlink:href="https://adres.com/" text:style-name="Internet_20_link" text:visited-style-name="Visited_20_Internet_20_Link">https://adres.com</text:a><text:span text:style-name="T6">’<text:tab/><text:tab/>wprowadzamy parametry (tutaj w modelu jest parametr <text:tab/><text:tab/><text:tab/><text:tab/><text:tab/><text:tab/>‘url’, tych paramentrów może być więcej, zalezy co jest <text:tab/><text:tab/><text:tab/><text:tab/><text:tab/><text:tab/>w modelu, jak nie wprowadzimy to pozostawi pusty <text:tab/><text:tab/><text:tab/><text:tab/><text:tab/><text:tab/>wiersz)</text:span></text:p>
      <text:p text:style-name="P15">new_obj.save ()<text:tab/><text:tab/><text:tab/><text:tab/>trzbe to zapisać, to ważne! Bez tego nie będzie zapisane <text:tab/><text:tab/><text:tab/><text:tab/><text:tab/><text:tab/>i się nie pojawi :)</text:p>
      <text:p text:style-name="P15"><text:soft-page-break/>b) Django</text:p>
      <text:p text:style-name="P15">obj = NazwaModelu.objects.create(url=’www.costam’, nazwa=’takatam’) <text:s text:c="4"/>- to samo w Django. Szybciej, bez save(). Po prosty wprowadzamy parametry w krotkach.</text:p>
      <text:p text:style-name="P16">13.</text:p>
      <text:p text:style-name="P16">import random</text:p>
      <text:p text:style-name="P16">import string</text:p>
      <text:p text:style-name="P16"/>
      <text:p text:style-name="P16">def code_generator(size=6, chars=string.ascii.lowercase + string.digits):</text:p>
      <text:p text:style-name="P16"><text:tab/>return ‘ ‘.join(random.choice(chars) for _ in range(size))</text:p>
      <text:p text:style-name="P16"/>
      <text:p text:style-name="P16">def save(self, *args, **kwargs):</text:p>
      <text:p text:style-name="P16"><text:tab/>print(‘something’)</text:p>
      <text:p text:style-name="P16"><text:tab/>self.shortcode = code_generator</text:p>
      <text:p text:style-name="P16"><text:tab/>super(NazwaModelu, self).save(*args, **kwargs)</text:p>
      <text:p text:style-name="P16"/>
      <text:p text:style-name="P17">14.</text:p>
      <text:p text:style-name="P23">import random</text:p>
      <text:p text:style-name="Preformatted_20_Text">import string</text:p>
      <text:p text:style-name="Preformatted_20_Text"/>
      <text:p text:style-name="Preformatted_20_Text">from django.conf import settings</text:p>
      <text:p text:style-name="Preformatted_20_Text"/>
      <text:p text:style-name="Preformatted_20_Text"/>
      <text:p text:style-name="Preformatted_20_Text">SHORTCODE_MIN = getattr(settings, "SHORTCODE_MIN", 6)</text:p>
      <text:p text:style-name="Preformatted_20_Text"/>
      <text:p text:style-name="Preformatted_20_Text">#from shortener.models import KirrURL</text:p>
      <text:p text:style-name="Preformatted_20_Text"/>
      <text:p text:style-name="Preformatted_20_Text">def <text:span text:style-name="T8">code_generator</text:span>(<text:span text:style-name="T10">size</text:span>=SHORTCODE_MIN, <text:span text:style-name="T9">chars</text:span>=string.ascii_lowercase + string.digits):</text:p>
      <text:p text:style-name="Preformatted_20_Text"><text:s text:c="4"/># new_code = ''</text:p>
      <text:p text:style-name="Preformatted_20_Text"><text:s text:c="4"/># for _ in range(size):</text:p>
      <text:p text:style-name="Preformatted_20_Text"><text:s text:c="4"/># <text:s text:c="4"/>new_code += random.choice(chars)</text:p>
      <text:p text:style-name="Preformatted_20_Text"><text:s text:c="4"/># return new_code</text:p>
      <text:p text:style-name="Preformatted_20_Text"><text:s text:c="4"/>return ''.join(random.choice(<text:span text:style-name="T9">chars</text:span>) for _ in range(<text:span text:style-name="T10">size</text:span>))</text:p>
      <text:p text:style-name="Preformatted_20_Text"/>
      <text:p text:style-name="Preformatted_20_Text"/>
      <text:p text:style-name="Preformatted_20_Text">def <text:span text:style-name="T8">create_shortcode</text:span>(<text:span text:style-name="T13">instance</text:span>, <text:span text:style-name="T11">size</text:span>=SHORTCODE_MIN):</text:p>
      <text:p text:style-name="Preformatted_20_Text"><text:s text:c="4"/><text:span text:style-name="T12">new_code</text:span> = code_generator(<text:span text:style-name="T11">size</text:span>=<text:span text:style-name="T11">size</text:span>)</text:p>
      <text:p text:style-name="Preformatted_20_Text"><text:s text:c="4"/>Klass = <text:span text:style-name="T13">instance</text:span>.__class__</text:p>
      <text:p text:style-name="Preformatted_20_Text"><text:s text:c="4"/><text:span text:style-name="T15">qs_exists</text:span> = Klass.objects.filter(shortcode=<text:span text:style-name="T12">new_code</text:span>).exists()</text:p>
      <text:p text:style-name="Preformatted_20_Text"><text:s text:c="4"/>if <text:span text:style-name="T15">qs_exists</text:span>:</text:p>
      <text:p text:style-name="Preformatted_20_Text"><text:s text:c="8"/>return create_shortcode(<text:span text:style-name="T11">size</text:span>=<text:span text:style-name="T11">size</text:span>)</text:p>
      <text:p text:style-name="P30"><text:s text:c="4"/>return <text:span text:style-name="T12">new_code</text:span></text:p>
      <text:p text:style-name="P11">15. <text:span text:style-name="T18">Możemy nadpisać wbudowane funkcje w queryset lub tworzyć nowe. Czyli jak wejdziemy w python manage.py shell używając finkcji .all będzie nadpisywać (czyli działać tak jak ją zmieniliśmy), no i mamay nowe wyunkcje do użycia. Przydatna rzecz.</text:span></text:p>
      <text:p text:style-name="P11"/>
      <text:p text:style-name="P24">class KirrURLManager(models.<text:span text:style-name="T16">Manager</text:span>):</text:p>
      <text:p text:style-name="Preformatted_20_Text"><text:s text:c="4"/>def <text:span text:style-name="T13">all</text:span>(self, *args, **kwargs):</text:p>
      <text:p text:style-name="Preformatted_20_Text"><text:s text:c="8"/>qs_main = super(KirrURLManager, self).all(*args, **kwargs)</text:p>
      <text:p text:style-name="Preformatted_20_Text"><text:s text:c="8"/>qs = qs_main.filter(active=True)</text:p>
      <text:p text:style-name="Preformatted_20_Text"><text:s text:c="8"/>return qs</text:p>
      <text:p text:style-name="Preformatted_20_Text"/>
      <text:p text:style-name="Preformatted_20_Text"><text:s text:c="4"/>def <text:span text:style-name="T13">refresh_shortcodes</text:span>(self, items=None):</text:p>
      <text:p text:style-name="Preformatted_20_Text"><text:s text:c="8"/>qs = KirrURL.objects.filter(id__gte=1)</text:p>
      <text:p text:style-name="Preformatted_20_Text"><text:s text:c="8"/>if items is not None and isinstance(items, int):</text:p>
      <text:p text:style-name="Preformatted_20_Text"><text:s text:c="12"/>qs = qs.order_by('-id')[:items]</text:p>
      <text:p text:style-name="Preformatted_20_Text"><text:s text:c="8"/>new_codes = 0</text:p>
      <text:p text:style-name="Preformatted_20_Text"><text:s text:c="8"/>for q in qs:</text:p>
      <text:p text:style-name="Preformatted_20_Text"><text:soft-page-break/><text:s text:c="12"/>q.shortcode = create_shortcode(q)</text:p>
      <text:p text:style-name="Preformatted_20_Text"><text:s text:c="12"/>print(q.id)</text:p>
      <text:p text:style-name="Preformatted_20_Text"><text:s text:c="12"/>q.save()</text:p>
      <text:p text:style-name="Preformatted_20_Text"><text:s text:c="12"/>new_codes += 1</text:p>
      <text:p text:style-name="P30"><text:s text:c="8"/>return "New codes made: {i}".format(i=new_codes)</text:p>
      <text:p text:style-name="P12">16. <text:span text:style-name="T19">Co więcej, możemy tworzyć komendy, które później można uzywać w terminalu np. jak stworzymu w poniższym pliku closepool.pl komendę closepool to uzywamy go w powłoce:</text:span></text:p>
      <text:p text:style-name="P12"/>
      <text:p text:style-name="P22">python manage.py refreshcodes <text:s text:c="6"/>- czyli wołamy po nazwie pliku .py</text:p>
      <text:p text:style-name="P11"/>
      <text:p text:style-name="P18"><text:a xlink:type="simple" xlink:href="https://docs.djangoproject.com/en/1.10/howto/custom-management-commands/" text:style-name="Internet_20_link" text:visited-style-name="Visited_20_Internet_20_Link">https://docs.djangoproject.com/en/1.10/howto/custom-management-commands/</text:a></text:p>
      <text:p text:style-name="P18"/>
      <text:p text:style-name="P18">struktura</text:p>
      <text:p text:style-name="P18"/>
      <text:p text:style-name="P26">nazwaapp/</text:p>
      <text:p text:style-name="Preformatted_20_Text"><text:s text:c="4"/><text:span text:style-name="T20">__init__.py</text:span></text:p>
      <text:p text:style-name="Preformatted_20_Text"><text:s text:c="4"/><text:span text:style-name="T20">models.py</text:span></text:p>
      <text:p text:style-name="Preformatted_20_Text"><text:s text:c="3"/><text:span text:style-name="T21"><text:s/></text:span><text:span text:style-name="T16">management/</text:span></text:p>
      <text:p text:style-name="Preformatted_20_Text"><text:s text:c="8"/><text:span text:style-name="T16">__init__.py</text:span></text:p>
      <text:p text:style-name="Preformatted_20_Text"><text:s text:c="8"/><text:span text:style-name="T16">commands/</text:span></text:p>
      <text:p text:style-name="Preformatted_20_Text"><text:s text:c="12"/><text:span text:style-name="T16">__init__.py</text:span></text:p>
      <text:p text:style-name="Preformatted_20_Text"><text:s text:c="12"/>_private.py</text:p>
      <text:p text:style-name="Preformatted_20_Text"><text:s text:c="12"/><text:span text:style-name="T17">refreshcodes</text:span><text:span text:style-name="T16">.py</text:span></text:p>
      <text:p text:style-name="Preformatted_20_Text"><text:s text:c="4"/>tests.py</text:p>
      <text:p text:style-name="P30"><text:s text:c="4"/>views.py</text:p>
      <text:p text:style-name="P31"><text:span text:style-name="T22">przykład z TryDjango110</text:span> <text:span text:style-name="T16">refreshcodes.py</text:span></text:p>
      <text:p text:style-name="P25">from django.core.management.base import BaseCommand, CommandError</text:p>
      <text:p text:style-name="Preformatted_20_Text"/>
      <text:p text:style-name="Preformatted_20_Text">from shortener.models import KirrURL</text:p>
      <text:p text:style-name="Preformatted_20_Text"/>
      <text:p text:style-name="Preformatted_20_Text"/>
      <text:p text:style-name="Preformatted_20_Text">class Command(BaseCommand):</text:p>
      <text:p text:style-name="Preformatted_20_Text"><text:s text:c="4"/>help = 'Refrehes all KirrURL shortcodes'</text:p>
      <text:p text:style-name="Preformatted_20_Text"/>
      <text:p text:style-name="Preformatted_20_Text"><text:s text:c="4"/>def add_arguments(self, parser):</text:p>
      <text:p text:style-name="Preformatted_20_Text"><text:s text:c="8"/>parser.add_argument('--items', type=int)</text:p>
      <text:p text:style-name="Preformatted_20_Text"/>
      <text:p text:style-name="Preformatted_20_Text"><text:s text:c="4"/>def handle(self, *args, **options):</text:p>
      <text:p text:style-name="P30"><text:s text:c="8"/>return KirrURL.objects.refresh_shortcodes(items=options['items'])</text:p>
      <text:p text:style-name="P20">wzór z dokumentacji:</text:p>
      <text:p text:style-name="P19"/>
      <text:p text:style-name="P27">from django.core.management.base import BaseCommand, CommandError</text:p>
      <text:p text:style-name="Preformatted_20_Text">from polls.models import Question as Poll</text:p>
      <text:p text:style-name="Preformatted_20_Text"/>
      <text:p text:style-name="Preformatted_20_Text">class Command(BaseCommand):</text:p>
      <text:p text:style-name="Preformatted_20_Text"><text:s text:c="4"/>help = 'Closes the specified poll for voting'</text:p>
      <text:p text:style-name="Preformatted_20_Text"/>
      <text:p text:style-name="Preformatted_20_Text"><text:s text:c="4"/>def add_arguments(self, parser):</text:p>
      <text:p text:style-name="Preformatted_20_Text"><text:s text:c="8"/>parser.add_argument('poll_id', nargs='+', type=int)</text:p>
      <text:p text:style-name="Preformatted_20_Text"/>
      <text:p text:style-name="Preformatted_20_Text"><text:s text:c="4"/>def handle(self, *args, **options):</text:p>
      <text:p text:style-name="Preformatted_20_Text"><text:s text:c="8"/>for poll_id in options['poll_id']:</text:p>
      <text:p text:style-name="Preformatted_20_Text"><text:s text:c="12"/>try:</text:p>
      <text:p text:style-name="Preformatted_20_Text"><text:s text:c="16"/>poll = Poll.objects.get(pk=poll_id)</text:p>
      <text:p text:style-name="Preformatted_20_Text"><text:s text:c="12"/>except Poll.DoesNotExist:</text:p>
      <text:p text:style-name="Preformatted_20_Text"><text:s text:c="16"/>raise CommandError('Poll "%s" does not exist' % poll_id)</text:p>
      <text:p text:style-name="Preformatted_20_Text"><text:soft-page-break/></text:p>
      <text:p text:style-name="Preformatted_20_Text"><text:s text:c="12"/>poll.opened = False</text:p>
      <text:p text:style-name="Preformatted_20_Text"><text:s text:c="12"/>poll.save()</text:p>
      <text:p text:style-name="Preformatted_20_Text"/>
      <text:p text:style-name="P30"><text:s text:c="12"/>self.stdout.write(self.style.SUCCESS('Successfully closed poll "%s"' % poll_id))</text:p>
      <text:p text:style-name="P19">1<text:span text:style-name="T24">8 (od teraz numer odpowiada numerowi lekcji)</text:span> <text:span text:style-name="T24">nowe urls.py Django1.9 and up</text:span></text:p>
      <text:p text:style-name="P19"/>
      <text:p text:style-name="P27">from django.conf.urls import url, include</text:p>
      <text:p text:style-name="Preformatted_20_Text"># Django 1.9 and Up (required in Django 1.10+)</text:p>
      <text:p text:style-name="Preformatted_20_Text"># urls.py</text:p>
      <text:p text:style-name="Preformatted_20_Text"/>
      <text:p text:style-name="Preformatted_20_Text">from django.conf.urls import url, include</text:p>
      <text:p text:style-name="Preformatted_20_Text">from appname.views import (</text:p>
      <text:p text:style-name="Preformatted_20_Text"><text:s text:c="14"/>AboutView,</text:p>
      <text:p text:style-name="Preformatted_20_Text"><text:s text:c="14"/>article_detail, </text:p>
      <text:p text:style-name="Preformatted_20_Text"><text:s text:c="14"/>ContactView,</text:p>
      <text:p text:style-name="Preformatted_20_Text"><text:s text:c="14"/>home_view, </text:p>
      <text:p text:style-name="Preformatted_20_Text"><text:s text:c="14"/>profile_detail,</text:p>
      <text:p text:style-name="Preformatted_20_Text"><text:s text:c="14"/>)</text:p>
      <text:p text:style-name="Preformatted_20_Text"/>
      <text:p text:style-name="Preformatted_20_Text"/>
      <text:p text:style-name="Preformatted_20_Text">urlpatterns = [</text:p>
      <text:p text:style-name="Preformatted_20_Text"><text:s text:c="4"/># Examples:</text:p>
      <text:p text:style-name="Preformatted_20_Text"><text:s text:c="4"/>url(r'^$', home_view, name='home'),</text:p>
      <text:p text:style-name="Preformatted_20_Text"><text:s text:c="4"/>url(r'^contact/$', ContactView.as_view(), name='contact'),</text:p>
      <text:p text:style-name="Preformatted_20_Text"><text:s text:c="4"/>url(r'^about/$', AboutView.as_view(), name='about'),</text:p>
      <text:p text:style-name="Preformatted_20_Text"><text:s text:c="4"/>url(r'^profile/(?P&lt;username&gt;[\w.@+-]+)/$', profile_detail, name='about'),</text:p>
      <text:p text:style-name="Preformatted_20_Text"><text:s text:c="4"/>url(r'^article/(?P&lt;slug&gt;[\w-]+)/$', article_detail, name='about'),</text:p>
      <text:p text:style-name="Preformatted_20_Text"><text:s text:c="4"/>url(r'^blog/', include("blog.urls")),</text:p>
      <text:p text:style-name="Preformatted_20_Text"><text:s text:c="4"/>url(r'^admin/', admin.site.urls),</text:p>
      <text:p text:style-name="P30">]</text:p>
      <text:p text:style-name="P21">19. możemy używać wartości wprowadzonych w settings.py w naszej aplikacji np. możemy wpisac w settings.py że:</text:p>
      <text:p text:style-name="P21"/>
      <text:p text:style-name="P2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<text:bookmark text:name="LC136"/>SHORTCODE_MAX = 15</text:p>
          </table:table-cell>
        </table:table-row>
      </table:table>
      <text:p text:style-name="Text_20_body">SHORTCODE_MIN = 6</text:p>
      <text:p text:style-name="P34">następnie, np. w models.py w aplikacji:</text:p>
      <text:p text:style-name="P32">from django.conf import settings.py</text:p>
      <text:p text:style-name="P32">…..</text:p>
      <text:p text:style-name="P33">SHORTCODE_MAX = getattr(settings, "SHORTCODE_MAX", 15) <text:s text:c="8"/><text:span text:style-name="T25">to jest lepsze!</text:span></text:p>
      <text:p text:style-name="P33"><text:span text:style-name="T25">albo </text:span><text:s text:c="6"/></text:p>
      <text:p text:style-name="P33">SHORTCODE_MAX <text:span text:style-name="T25">= settings.</text:span>SHORTCODE_MAX</text:p>
      <text:p text:style-name="P32"><text:s/>-getattr oznacza „weź atrybut <text:s/>SHORTCODE_MAX, a jak go nie znajdziesz zastąp „15”-stką. <text:span text:style-name="T25">Powyższego przykładu u</text:span>żywa się tego <text:span text:style-name="T22">aby uelastycznić kod</text:span>. Później naszą aplikację np. możemy przenieść do inne projektu Django. Zmieniamy parametry w settings.py i kod hula bez zastrzeżeń. <text:span text:style-name="T25">Na tym polega </text:span><text:span text:style-name="T23">reusing your code</text:span><text:span text:style-name="T25">. Piszesz tak aby to było elastyczne a nie sztywne, aby tą aplikacje można było później przenieść do innego projektu.</text:span></text:p>
      <text:p text:style-name="P36"><text:soft-page-break/>To samo można zrobić w innych plikach .py wewnątrz twojej aplikacji. Traktuj to jako proste przekazywanie argumentu.</text:p>
      <text:p text:style-name="P41">20. od django1.9 wzwyż w urls.py należy importować views w taki sposób:</text:p>
      <text:p text:style-name="P28">from <text:span text:style-name="T27">myapp</text:span><text:span text:style-name="T26">.views</text:span> import HomeView, URLRedirectView</text:p>
      <text:p text:style-name="Preformatted_20_Text"/>
      <text:p text:style-name="Preformatted_20_Text"/>
      <text:p text:style-name="Preformatted_20_Text">urlpatterns = [</text:p>
      <text:p text:style-name="Preformatted_20_Text"><text:s text:c="4"/>url(r'^admin/', admin.site.urls),</text:p>
      <text:p text:style-name="Preformatted_20_Text"><text:s text:c="4"/>url(r'^$', HomeView.as_view()),</text:p>
      <text:p text:style-name="Preformatted_20_Text"><text:s text:c="4"/>url(r'^(?P&lt;shortcode&gt;[\w-]+)/$', URLRedirectView.as_view(), name='scode'), </text:p>
      <text:p text:style-name="P30">]</text:p>
      <text:p text:style-name="P37"><text:s/><text:span text:style-name="T28">nie importować całych views </text:span></text:p>
      <text:p text:style-name="P38">from myapp import views NIE!!!</text:p>
      <text:p text:style-name="P38">jezli będziemy importowac po staremu (import views) to jak zechcemy zaimportować views z innej aplikacji to też bediemy importować widok (import views), a to to samo. To nie sluży elastyczności kodu. </text:p>
      <text:p text:style-name="P38">2<text:span text:style-name="T29">2.</text:span></text:p>
      <text:p text:style-name="P39">django czyta url patterns od góry do dołu jak znajdzie wzór do którego pasuje, zatrzymuje się i nie czyta dalej</text:p>
      <text:p text:style-name="P39">skomplikowane wzory (uniwersalne, elastyczne) na końcu</text:p>
      <text:p text:style-name="P39">2<text:span text:style-name="T30">5</text:span>. <text:s/><text:span text:style-name="T30">można zmienić umiejścowienie templates</text:span></text:p>
      <text:p text:style-name="P29">BASE_DIR = os.path.dirname(os.path.dirname(os.path.abspath(__file__)))</text:p>
      <text:p text:style-name="P39"/>
      <text:p text:style-name="P39">……...</text:p>
      <text:p text:style-name="P29">TEMPLATES = [</text:p>
      <text:p text:style-name="Preformatted_20_Text"><text:s text:c="4"/>{</text:p>
      <text:p text:style-name="Preformatted_20_Text"><text:s text:c="8"/>'BACKEND': 'django.template.backends.django.DjangoTemplates',</text:p>
      <text:p text:style-name="Preformatted_20_Text"><text:s text:c="8"/><text:span text:style-name="T16">'DIRS': [os.path.join(BASE_DIR, "templates")],</text:span></text:p>
      <text:p text:style-name="Preformatted_20_Text"><text:s text:c="8"/>'APP_DIRS': True,</text:p>
      <text:p text:style-name="Preformatted_20_Text"><text:s text:c="8"/>'OPTIONS': {</text:p>
      <text:p text:style-name="Preformatted_20_Text"><text:s text:c="12"/>'context_processors': [</text:p>
      <text:p text:style-name="Preformatted_20_Text"><text:s text:c="16"/>'django.template.context_processors.debug',</text:p>
      <text:p text:style-name="Preformatted_20_Text"><text:s text:c="16"/>'django.template.context_processors.request',</text:p>
      <text:p text:style-name="Preformatted_20_Text"><text:s text:c="16"/>'django.contrib.auth.context_processors.auth',</text:p>
      <text:p text:style-name="Preformatted_20_Text"><text:s text:c="16"/>'django.contrib.messages.context_processors.messages',</text:p>
      <text:p text:style-name="Preformatted_20_Text"><text:s text:c="12"/>],</text:p>
      <text:p text:style-name="Preformatted_20_Text"><text:s text:c="8"/>},</text:p>
      <text:p text:style-name="Preformatted_20_Text"><text:s text:c="4"/>},</text:p>
      <text:p text:style-name="P30">]</text:p>
      <text:p text:style-name="P40">tu mówi żeby tych templates szukał na posiomie ‘najwyzszym’ a nie w aplikacji. Oczywiście wtedy na najwyższym poziomie należy stworzyć folder ‘templates’ z plikiem thml</text:p>
      <text:p text:style-name="P40">można tak robić w celu kiedy nie chcemy używać tago kodu html przy innych projektach</text:p>
      <text:p text:style-name="P48"><text:span text:style-name="T33">27. tworząc słowniki w views.py możemy używać poszczególnych wartości w kodzie html wskazując na słowo kluczowe w słowniku [key]. Np. </text:span></text:p>
      <text:p text:style-name="P46"><text:span text:style-name="T33">&lt;h1 class="cover-heading"&gt;</text:span><text:span text:style-name="T34">{{ title }}</text:span><text:span text:style-name="T33">&lt;/h1&gt;</text:span></text:p>
      <text:p text:style-name="P46"><text:span text:style-name="T33"><text:s text:c="4"/>&lt;p class='lead'&gt;Shorten that URL&lt;/p&gt;</text:span></text:p>
      <text:p text:style-name="P46"><text:span text:style-name="T33">&lt;p class="lead"&gt;</text:span></text:p>
      <text:p text:style-name="P46"><text:span text:style-name="T33">views.py:</text:span></text:p>
      <text:p text:style-name="P46"><text:span text:style-name="T33">class HomeView(View):</text:span></text:p>
      <text:p text:style-name="P46"><text:span text:style-name="T33"><text:s text:c="4"/>def get(self, request, *args, **kwargs):</text:span></text:p>
      <text:p text:style-name="P46"><text:span text:style-name="T33"><text:s text:c="8"/>the_form = SubmitUrlForm()</text:span></text:p>
      <text:p text:style-name="P46"><text:span text:style-name="T33"><text:s text:c="8"/>bg_image = 'https://upload.wikimedia.org/wikipedia/commons/0/05/20100726_Kalamitsi_Beach_Ionian_Sea_Lefkada_island_Greece.jpg'</text:span></text:p>
      <text:p text:style-name="P46"><text:span text:style-name="T33"><text:s text:c="8"/></text:span><text:span text:style-name="T34">context = {</text:span></text:p>
      <text:p text:style-name="P46"><text:span text:style-name="T34"><text:s text:c="12"/>"title": "Kirr.co",</text:span></text:p>
      <text:p text:style-name="P46"><text:span text:style-name="T33"><text:s text:c="12"/>"form": the_form,</text:span></text:p>
      <text:p text:style-name="P46"><text:span text:style-name="T33"><text:s text:c="12"/>"bg_image": bg_image</text:span></text:p>
      <text:p text:style-name="P46"><text:span text:style-name="T33"><text:s text:c="8"/>}</text:span></text:p>
      <text:p text:style-name="P46"><text:span text:style-name="T33"><text:s text:c="8"/>return render(request, "shortener/home.html", context) # Try Django 1.8 &amp; 1.9 </text:span><text:a xlink:type="simple" xlink:href="http://joincfe.com/youtube" text:style-name="Internet_20_link" text:visited-style-name="Visited_20_Internet_20_Link"><text:span text:style-name="T33">http://joincfe.com/youtube</text:span></text:a></text:p>
      <text:p text:style-name="P46"><text:span text:style-name="T33">28. ValidationError.</text:span></text:p>
      <text:p text:style-name="P46"><text:span text:style-name="T33">Te chmurki, które wyskakują jak wartość jest nie ta której oczekujemy. Generalnie one sa już w samych formularzach django ale można dodawać reguły. Super sprawa, ważne!</text:span></text:p>
      <text:p text:style-name="P46"><text:span text:style-name="T33">Szczególnie: Cleaning a specific field attribute</text:span></text:p>
      <text:p text:style-name="P46"><text:a xlink:type="simple" xlink:href="https://docs.djangoproject.com/en/1.10/ref/forms/validation/" text:style-name="Internet_20_link" text:visited-style-name="Visited_20_Internet_20_Link"><text:span text:style-name="T33">https://docs.djangoproject.com/en/1.10/ref/forms/validation/</text:span></text:a></text:p>
      <text:p text:style-name="P46"><text:span text:style-name="T33">używamy np.:</text:span></text:p>
      <text:p text:style-name="P46"><text:span text:style-name="T33">from django.core.exceptions import ValidationError</text:span></text:p>
      <text:p text:style-name="P46"><text:span text:style-name="T33">from django.core.validators import URLValidator</text:span></text:p>
      <text:p text:style-name="P46"><text:span text:style-name="T33">def validate_url(value):</text:span></text:p>
      <text:p text:style-name="P46"><text:span text:style-name="T33"><text:s text:c="4"/>url_validator = URLValidator()</text:span></text:p>
      <text:p text:style-name="P46"><text:span text:style-name="T33"><text:s text:c="4"/>reg_val = value</text:span></text:p>
      <text:p text:style-name="P46"><text:span text:style-name="T33"><text:s text:c="4"/>if "http" in reg_val:</text:span></text:p>
      <text:p text:style-name="P46"><text:span text:style-name="T33"><text:s text:c="8"/>new_value = reg_val</text:span></text:p>
      <text:p text:style-name="P46"><text:span text:style-name="T33"><text:s text:c="4"/>else:</text:span></text:p>
      <text:p text:style-name="P46"><text:span text:style-name="T33"><text:s text:c="8"/>new_value = 'http://' + value</text:span></text:p>
      <text:p text:style-name="P46"><text:span text:style-name="T33"><text:s text:c="4"/>try:</text:span></text:p>
      <text:p text:style-name="P46"><text:span text:style-name="T33"><text:s text:c="8"/>url_validator(new_value)</text:span></text:p>
      <text:p text:style-name="P46"><text:span text:style-name="T33"><text:s text:c="4"/>except:</text:span></text:p>
      <text:p text:style-name="P46"><text:span text:style-name="T33"><text:s text:c="8"/></text:span><text:span text:style-name="T34">raise ValidationError("Invalid URL for this field")</text:span><text:span text:style-name="T33"> <text:s text:c="5"/>tu wpisujemy co ma wyświetlić</text:span></text:p>
      <text:p text:style-name="P46"><text:span text:style-name="T33"><text:s text:c="4"/>return new_value</text:span></text:p>
      <text:p text:style-name="P47"/>
      <text:p text:style-name="P47"/>
      <text:p text:style-name="P47"/>
      <text:p text:style-name="P46"><text:span text:style-name="T33">def validate_dot_com(value):</text:span></text:p>
      <text:p text:style-name="P46"><text:span text:style-name="T33"><text:s text:c="4"/>if not "com" in value:</text:span></text:p>
      <text:p text:style-name="P46"><text:soft-page-break/><text:span text:style-name="T33"><text:s text:c="8"/>raise ValidationError("This is not valid because of no .com")</text:span></text:p>
      <text:p text:style-name="P46"><text:span text:style-name="T33"><text:s text:c="4"/>return value</text:span></text:p>
      <text:p text:style-name="P47"/>
      <text:p text:style-name="P46"><text:span text:style-name="T33">Kolejna ważna rzecz. Struktura. Wiele rzecz możemy dzielić i sobie ułatwiać tworząc nowe pliki .py Na przykład powyższe nie musi być w pliku forms.py można utworzyć na tym samym poziomie plik np. validator.py i go importować do forms.py itd. itd.</text:span></text:p>
      <text:p text:style-name="P46"><text:span text:style-name="T34">from .validators import validate_url, validate_dot_com</text:span></text:p>
      <text:p text:style-name="P44"><text:span text:style-name="T33">29. Zajebiste! Bez przeładowywanie strony! Dynamika!</text:span></text:p>
      <text:p text:style-name="P44"><text:span text:style-name="T33"><text:s text:c="4"/>def post(self, request, *args, **kwargs):</text:span></text:p>
      <text:p text:style-name="P44"><text:span text:style-name="T33"><text:s text:c="8"/>form = SubmitUrlForm(request.POST)</text:span></text:p>
      <text:p text:style-name="P44"><text:span text:style-name="T33"><text:s text:c="8"/></text:span><text:span text:style-name="T34">context</text:span><text:span text:style-name="T33"> = {</text:span></text:p>
      <text:p text:style-name="P44"><text:span text:style-name="T33"><text:s text:c="12"/>"title": "Kirr.co",</text:span></text:p>
      <text:p text:style-name="P44"><text:span text:style-name="T33"><text:s text:c="12"/>"form": form</text:span></text:p>
      <text:p text:style-name="P44"><text:span text:style-name="T33"><text:s text:c="8"/>}</text:span></text:p>
      <text:p text:style-name="P44"><text:span text:style-name="T33"><text:s text:c="8"/></text:span><text:span text:style-name="T35">template</text:span><text:span text:style-name="T33"> = "shortener/</text:span><text:span text:style-name="T35">home.html</text:span><text:span text:style-name="T33">"</text:span></text:p>
      <text:p text:style-name="P44"><text:span text:style-name="T33"><text:s text:c="8"/>if form.is_valid():</text:span></text:p>
      <text:p text:style-name="P44"><text:span text:style-name="T33"><text:s text:c="12"/>new_url = form.cleaned_data.get("url")</text:span></text:p>
      <text:p text:style-name="P44"><text:span text:style-name="T33"><text:s text:c="12"/>obj, created = KirrURL.objects.get_or_create(url=new_url)</text:span></text:p>
      <text:p text:style-name="P44"><text:span text:style-name="T33"><text:s text:c="12"/>context = {</text:span></text:p>
      <text:p text:style-name="P44"><text:span text:style-name="T33"><text:s text:c="16"/>"object": obj,</text:span></text:p>
      <text:p text:style-name="P44"><text:span text:style-name="T33"><text:s text:c="16"/>"created": created,</text:span></text:p>
      <text:p text:style-name="P44"><text:span text:style-name="T33"><text:s text:c="12"/>}</text:span></text:p>
      <text:p text:style-name="P44"><text:span text:style-name="T33"><text:s text:c="12"/>if created:</text:span></text:p>
      <text:p text:style-name="P44"><text:span text:style-name="T33"><text:s text:c="16"/></text:span><text:span text:style-name="T35">template</text:span><text:span text:style-name="T33"> = "shortener/</text:span><text:span text:style-name="T35">success.html</text:span><text:span text:style-name="T33">"</text:span></text:p>
      <text:p text:style-name="P44"><text:span text:style-name="T33"><text:s text:c="12"/>else:</text:span></text:p>
      <text:p text:style-name="P44"><text:span text:style-name="T33"><text:s text:c="16"/></text:span><text:span text:style-name="T35">template</text:span><text:span text:style-name="T33"> = "shortener/</text:span><text:span text:style-name="T35">already-exists.html</text:span><text:span text:style-name="T33">"</text:span></text:p>
      <text:p text:style-name="P44"><text:span text:style-name="T33"><text:s text:c="4"/></text:span></text:p>
      <text:p text:style-name="P44"><text:span text:style-name="T33"><text:s text:c="8"/>return render(request, template ,context)</text:span></text:p>
      <text:p text:style-name="P47"/>
      <text:p text:style-name="P44"><text:span text:style-name="T35">already-exists.html</text:span><text:span text:style-name="T33">:</text:span></text:p>
      <text:p text:style-name="P44"><text:span text:style-name="T33">{% extends "base.html" %}</text:span></text:p>
      <text:p text:style-name="P45"/>
      <text:p text:style-name="P44"><text:span text:style-name="T33">{% block title %}</text:span></text:p>
      <text:p text:style-name="P44"><text:span text:style-name="T33">{{ object.shortcode }} | {{ block.super }} </text:span></text:p>
      <text:p text:style-name="P44"><text:span text:style-name="T33">{% endblock title %}</text:span></text:p>
      <text:p text:style-name="P45"><text:bookmark text:name="_GoBack"/></text:p>
      <text:p text:style-name="P44"><text:span text:style-name="T33">{% block content %}</text:span></text:p>
      <text:p text:style-name="P44"><text:span text:style-name="T33">&lt;div class=''&gt;</text:span></text:p>
      <text:p text:style-name="P44"><text:span text:style-name="T33"><text:s text:c="4"/>&lt;h1&gt;Exists Already&lt;/h1&gt;</text:span></text:p>
      <text:p text:style-name="P44"><text:span text:style-name="T33"><text:s text:c="4"/>&lt;p&gt;{{ object.url }}&lt;/p&gt;</text:span></text:p>
      <text:p text:style-name="P44"><text:span text:style-name="T33"><text:s text:c="4"/>{% if object.clickevent.count %} </text:span></text:p>
      <text:p text:style-name="P44"><text:span text:style-name="T33"><text:s text:c="8"/>&lt;p&gt;Count: {{ object.clickevent.count }}&lt;/p&gt; </text:span></text:p>
      <text:p text:style-name="P44"><text:span text:style-name="T33"><text:s text:c="4"/>{% endif %}</text:span></text:p>
      <text:p text:style-name="P44"><text:span text:style-name="T33"><text:s text:c="4"/>&lt;p&gt;&lt;a class='btn btn-link' <text:s/>href='{{ object.get_short_url }}'&gt;{{ object.get_short_url }}&lt;/a&gt;&lt;/p&gt;</text:span></text:p>
      <text:p text:style-name="P44"><text:span text:style-name="T33"><text:s text:c="4"/>&lt;a class='btn btn-default' href='/'&gt;+ New&lt;/a&gt;</text:span></text:p>
      <text:p text:style-name="P44"><text:span text:style-name="T33">&lt;/div&gt;</text:span></text:p>
      <text:p text:style-name="P43"><text:span text:style-name="T33">{% endblock content %}</text:span></text:p>
      <text:p text:style-name="P43"><text:span text:style-name="T33"/></text:p>
      <text:p text:style-name="P40"><text:span text:style-name="T31">32</text:span>. <text:s/><text:span text:style-name="T32">Korzystaj z gotowców bootstrapa!</text:span></text:p>
      <text:p text:style-name="P42"><text:a xlink:type="simple" xlink:href="http://getbootstrap.com/getting-started/#examples" text:style-name="Internet_20_link" text:visited-style-name="Visited_20_Internet_20_Link">http://getbootstrap.com/getting-started/#examples</text:a></text:p>
      <text:p text:style-name="P42">Po wklejeniu html przechodzimy do „Pokaż źródło strony” i klikamy na odnośnik do css i prawym „kopiuj adres odnośnika”</text:p>
      <text:p text:style-name="P50">Tagów django można uzywać bardzo bardzo, np. do samych liter aby podmieniać obrazków itd. skraca kod. Użyteczne!</text:p>
      <text:p text:style-name="P51"><text:soft-page-break/>33. <text:span text:style-name="T36">Nadpisywanie css! W html:</text:span></text:p>
      <text:p text:style-name="P54">{% extends 'base.html' %}</text:p>
      <text:p text:style-name="P54">{% block styles %}</text:p>
      <text:p text:style-name="Preformatted_20_Text">&lt;style&gt;</text:p>
      <text:p text:style-name="Preformatted_20_Text">body {</text:p>
      <text:p text:style-name="Preformatted_20_Text"><text:s text:c="6"/>background-color: #226268;</text:p>
      <text:p text:style-name="Preformatted_20_Text"><text:s text:c="6"/><text:span text:style-name="T14">{% if bg_image %}background-image: url({{ bg_image }});{% endif %}</text:span></text:p>
      <text:p text:style-name="Preformatted_20_Text"><text:s text:c="6"/>background-size: cover;</text:p>
      <text:p text:style-name="Preformatted_20_Text"/>
      <text:p text:style-name="Preformatted_20_Text"><text:s text:c="4"/>}</text:p>
      <text:p text:style-name="Preformatted_20_Text"/>
      <text:p text:style-name="Preformatted_20_Text"><text:span text:style-name="T38">.btn-link</text:span> {</text:p>
      <text:p text:style-name="Preformatted_20_Text"><text:s text:c="6"/>color: #50dfec;</text:p>
      <text:p text:style-name="Preformatted_20_Text"><text:s text:c="6"/>text-shadow: none;</text:p>
      <text:p text:style-name="Preformatted_20_Text"><text:s text:c="4"/>}</text:p>
      <text:p text:style-name="Preformatted_20_Text"><text:s text:c="4"/><text:span text:style-name="T38">.btn-link:hover</text:span> {</text:p>
      <text:p text:style-name="Preformatted_20_Text"><text:s text:c="6"/>color: #000000;</text:p>
      <text:p text:style-name="Preformatted_20_Text"><text:s text:c="4"/>}</text:p>
      <text:p text:style-name="Preformatted_20_Text">&lt;/style&gt;</text:p>
      <text:p text:style-name="Preformatted_20_Text"/>
      <text:p text:style-name="P57">{% endblock styles %}</text:p>
      <text:p text:style-name="P52">i we views.py</text:p>
      <text:p text:style-name="P55">class HomeView(View):</text:p>
      <text:p text:style-name="Preformatted_20_Text"><text:s text:c="4"/>def get(self, request, *args, **kwargs):</text:p>
      <text:p text:style-name="Preformatted_20_Text"><text:s text:c="8"/>the_form = SubmitUrlForm()</text:p>
      <text:p text:style-name="Preformatted_20_Text"><text:s text:c="8"/><text:span text:style-name="T38">bg_image </text:span>= 'https://upload.wikimedia.org/wikipedia/commons/0/05/20100726_Kalamitsi_Beach_Ionian_Sea_Lefkada_island_Greece.jpg'</text:p>
      <text:p text:style-name="Preformatted_20_Text"><text:s text:c="8"/>context = {</text:p>
      <text:p text:style-name="Preformatted_20_Text"><text:s text:c="12"/>"title": "Kirr.co",</text:p>
      <text:p text:style-name="Preformatted_20_Text"><text:s text:c="12"/>"form": the_form,</text:p>
      <text:p text:style-name="Preformatted_20_Text"><text:s text:c="12"/><text:span text:style-name="T38">"bg_image": bg_image</text:span></text:p>
      <text:p text:style-name="Preformatted_20_Text"><text:s text:c="8"/>}</text:p>
      <text:p text:style-name="P30"><text:s text:c="8"/>return render(request, "shortener/home.html", context) </text:p>
      <text:p text:style-name="P52">nie dość, że można dynamicznie przeładowywać strony to jeszcze <text:span text:style-name="T39">podmieniać obrazki. No i nadpisywać css w htmlu!</text:span></text:p>
      <text:p text:style-name="P53">ls -al <text:s text:c="6"/>-wyświetla wszystkie pliki, tez te ukryte z kropką</text:p>
      <text:p text:style-name="P35"/>
      <text:p text:style-name="P11"/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5:58:34.314552633</meta:creation-date>
    <meta:generator>LibreOffice/5.1.4.2$Linux_X86_64 LibreOffice_project/10m0$Build-2</meta:generator>
    <dc:date>2016-12-21T20:24:30.868429758</dc:date>
    <meta:editing-duration>PT1H18M54S</meta:editing-duration>
    <meta:editing-cycles>4</meta:editing-cycles>
    <meta:document-statistic meta:table-count="1" meta:image-count="0" meta:object-count="0" meta:page-count="8" meta:paragraph-count="303" meta:word-count="1570" meta:character-count="13860" meta:non-whitespace-character-count="11291"/>
  </office:meta>
</office:document-meta>
</file>